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ToCalendarConverter.convert( Lo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lendarToLongConverter.convert( Calenda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ToDateConverter.convert( Lo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CalendarConverter.convert( Dat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FormatterRegistrar.registerFormatters( FormatterRegistry regis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FormatterRegistrar.setFormatter( DateFormatter date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lendarToDateConverter.convert( Calenda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erRegistrar.addDateConverters( ConverterRegistry conver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ToLongConverter.convert( Dat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